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vsTask.setPackage(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AbstractCvs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Command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Pas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removeCvsPassword( String cmdLi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vsTask.addCommandArgument( Commandline c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addConfiguredCommandline( Commandline c , boolean insertAt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CvsTask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runCommand( Commandline toExecut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AbstractCvsTask.getCvsR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Cv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addConfiguredCommandline( Commandlin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Date( String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ExecuteStreamHandler( ExecuteStream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CvsRsh( String rs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vsTask.addCommandArgument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removeCommandline( Commandlin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ExecuteStream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vsTask.setCompression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Error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CvsTask.setNoexec( boolean 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CvsRoot( String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vsTask.setCompression( boolean useco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vsTask.setReallyquiet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Passfile( File pas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Quiet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CvsTask.setAppen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Tag( String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vsTask.setError( Fi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Out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CvsTask.executeToString( Execute exec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CvsTask.addModule( Module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setErrorStream( OutputStream erro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ge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vsTask.configureCommandline( Commandline 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